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ASS.8 (Another Sharing System.8) jest programem ułatwiającym współdzielenie plików między użytkownikami programu. System składa się z trzech części:</text:p>
      <text:list xml:id="list2075484592" text:style-name="L1">
        <text:list-item>
          <text:p text:style-name="P1">klienta – programu instalowanego na komputerze użytkownika. Program ten ma za zadanie ułatwiać organizację plików, określanie ich praw dostępu dla innych użytkowników systemu oraz wyszukiwanie innych użytkowników systemu.</text:p>
        </text:list-item>
        <text:list-item>
          <text:p text:style-name="P1">serwera – na którym przechowywane są informacje o użytkownikach i ich plikach</text:p>
        </text:list-item>
        <text:list-item>
          <text:p text:style-name="P1">serwisu WWW – strony na której dany uzytkownik systemu może się zalogować, dzięki czemu uzyskuje dostęp do swojego profilu widocznego dla innych uzytkowników. Osoba niezalogowana może pzreglądać profile zarejestrowanych użytkowników i ma dostęp do plików oznaczonych jako publiczne.</text:p>
        </text:list-item>
      </text:list>
      <text:p text:style-name="Standard">Pliki mają trzy poziomy dostępności dla użytkowników:</text:p>
      <text:list xml:id="list1502457933" text:style-name="L2">
        <text:list-item>
          <text:p text:style-name="P2">publiczny – każdy użytkownik systemu oraz osoba niezarejestrowana ma dostęp do pliku</text:p>
        </text:list-item>
        <text:list-item>
          <text:p text:style-name="P2">prywatny – dostęp do pliku mają tylko przyjaciele danego użytkownika</text:p>
        </text:list-item>
        <text:list-item>
          <text:p text:style-name="P2">osobisty – dosęp do pliku ma tylko jego właściciel</text:p>
        </text:list-item>
      </text:list>
      <text:p text:style-name="Standard"/>
      <text:p text:style-name="Standard">Składowe systemu zostaną wykonane w następujących technologiach:</text:p>
      <text:list xml:id="list173524731" text:style-name="L3">
        <text:list-item>
          <text:p text:style-name="P3">klient – C++ oraz C#</text:p>
        </text:list-item>
        <text:list-item>
          <text:p text:style-name="P3">server – C++ oraz C#</text:p>
        </text:list-item>
        <text:list-item>
          <text:p text:style-name="P3">baza danych – MySQL</text:p>
        </text:list-item>
        <text:list-item>
          <text:p text:style-name="P3">serwis WWW - djang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27T01:56:10</meta:creation-date>
    <meta:editing-duration>PT00H00M19S</meta:editing-duration>
    <meta:editing-cycles>2</meta:editing-cycles>
    <meta:generator>OpenOffice.org/3.0$Linux OpenOffice.org_project/300m15$Build-9379</meta:generator>
    <meta:document-statistic meta:table-count="0" meta:image-count="0" meta:object-count="0" meta:page-count="1" meta:paragraph-count="13" meta:word-count="170" meta:character-count="1143"/>
    <dc:date>2009-03-27T01:56:29</dc:date>
    <meta:user-defined meta:name="Informacja 1"/>
    <meta:user-defined meta:name="Informacja 2"/>
    <meta:user-defined meta:name="Informacja 3"/>
    <meta:user-defined meta:name="Informacja 4"/>
  </office:meta>
</office:document-meta>
</file>